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744cm" fo:margin-left="-0.199cm" fo:margin-top="0cm" fo:margin-bottom="0cm" style:page-number="auto" table:align="left" style:writing-mode="lr-tb"/>
    </style:style>
    <style:style style:name="Table1.A" style:family="table-column">
      <style:table-column-properties style:column-width="2.99cm"/>
    </style:style>
    <style:style style:name="Table1.B" style:family="table-column">
      <style:table-column-properties style:column-width="12.75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f2f2f2"/>
    </style:style>
    <style:style style:name="P1" style:family="paragraph" style:parent-style-name="Standard">
      <style:paragraph-properties fo:line-height="150%"/>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justify" style:justify-single-word="false"/>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loext:contextual-spacing="false" fo:line-height="150%" fo:text-align="justify" style:justify-single-word="false"/>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P6" style:family="paragraph" style:parent-style-name="Standard">
      <style:paragraph-properties fo:margin-top="0cm" fo:margin-bottom="0cm" loext:contextual-spacing="false" fo:line-height="150%"/>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style:text-properties fo:color="#000000" style:font-name="Times New Roman" fo:font-size="12pt" style:font-size-asian="12pt" style:font-name-complex="Times New Roman1" style:font-size-complex="12pt"/>
    </style:style>
    <style:style style:name="P8" style:family="paragraph" style:parent-style-name="Standard">
      <style:paragraph-properties fo:margin-top="0cm" fo:margin-bottom="0cm" loext:contextual-spacing="false" fo:line-height="150%" fo:text-align="justify" style:justify-single-word="false"/>
      <style:text-properties fo:color="#000000" style:font-name="Times New Roman" fo:font-size="12pt" style:font-size-asian="12pt"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language-asian="en" style:country-asian="AU" style:font-name-complex="Times New Roman1" style:font-size-complex="12pt"/>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style>
    <style:style style:name="T6" style:family="text">
      <style:text-properties style:font-name="Times New Roman" fo:font-size="12pt" fo:language="en" fo:country="US" style:font-size-asian="12pt" style:font-name-complex="Times New Roman1" style:font-size-complex="12pt"/>
    </style:style>
    <style:style style:name="T7" style:family="text">
      <style:text-properties style:font-name="Times New Roman" fo:font-size="12pt" fo:language="en" fo:country="US" fo:font-style="italic" style:font-size-asian="12pt" style:font-style-asian="italic" style:font-name-complex="Times New Roman1" style:font-size-complex="12pt"/>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fo:font-style="italic" style:font-size-asian="12pt" style:font-style-asian="italic" style:font-name-complex="Times New Roman1" style:font-size-complex="12pt"/>
    </style:style>
    <style:style style:name="T10"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1" style:family="text">
      <style:text-properties fo:color="#000000" style:font-name="Times New Roman" fo:font-size="12pt" fo:font-weight="bold" style:font-size-asian="12pt" style:font-weight-asian="bold" style:font-name-complex="Times New Roman1" style:font-size-complex="12pt"/>
    </style:style>
    <style:style style:name="T12" style:family="text">
      <style:text-properties fo:color="#000000" style:text-position="super 58%" style:font-name="Times New Roman" fo:font-size="12pt" fo:font-style="italic" style:font-size-asian="12pt" style:font-style-asian="italic" style:font-name-complex="Times New Roman1" style:font-size-complex="12pt"/>
    </style:style>
    <style:style style:name="T13" style:family="text">
      <style:text-properties style:text-position="super 58%" style:font-name="Times New Roman" fo:font-size="12pt" style:font-size-asian="12pt" style:font-name-complex="Times New Roman1" style:font-size-complex="12pt"/>
    </style:style>
    <style:style style:name="T14" style:family="text">
      <style:text-properties style:text-position="super 58%" style:font-name="Times New Roman" fo:font-size="12pt" style:font-size-asian="12pt" style:language-asian="en" style:country-asian="AU" style:font-name-complex="Times New Roman1" style:font-size-complex="12pt"/>
    </style:style>
    <style:style style:name="T15" style:family="text">
      <style:text-properties style:text-position="super 58%" style:font-name="Times New Roman" fo:font-size="12pt" fo:font-style="italic" style:font-size-asian="12pt" style:language-asian="en" style:country-asian="AU" style:font-style-asian="italic" style:font-name-complex="Times New Roman1" style:font-size-complex="12pt"/>
    </style:style>
    <style:style style:name="T16" style:family="text">
      <style:text-properties style:text-position="super 58%" style:font-name="Times New Roman" fo:font-size="12pt" fo:font-style="italic"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1">Title</text:span></text:p>
          </table:table-cell>
          <table:table-cell table:style-name="Table1.A1" office:value-type="string">
            <text:p text:style-name="P2"><text:span text:style-name="T2">The effects of seasonality and leaf dehydration on foliar water uptake rehydration kinetics in the mangrove Sonneratia alba, Daintree River, QLD, DP150104437 and DP180102969.<text:line-break/></text:span></text:p>
          </table:table-cell>
        </table:table-row>
        <table:table-row table:style-name="Table1.1">
          <table:table-cell table:style-name="Table1.A1" office:value-type="string">
            <text:p text:style-name="P2"><text:span text:style-name="T1">Abstract</text:span></text:p>
          </table:table-cell>
          <table:table-cell table:style-name="Table1.A1" office:value-type="string">
            <text:p text:style-name="P3"><text:span text:style-name="T2">This data set underpins foliar water uptake (FWU) rehydration kinetics and leaf surface conductance experimental results published in the journal Plant, Cell and Environment, 2021, titled "Foliar water uptake via cork warts in mangroves of the Sonneratia genus". Refer to this publication for a full discussion. In brief, this data characterises the influence of leaf wetting duration, wet-try tropical seasonality and leaf dehydration on leaf conductance to surface water (Ksurf) in the mangrove Sonneratia alba. Rehydration kinetics experiments revealed a novel mode of FWU, with slow a steady rate of water uptake persistent over 12h durations. Ksurf increased with longer durations of leaf wetting and was greater in leaves with more negative water potentials at the initiation of leaf wetting. Ksurf declined by 70% between wet and dry seasons.</text:span></text:p>
            <text:p text:style-name="P4"/>
          </table:table-cell>
        </table:table-row>
        <table:table-row table:style-name="Table1.1">
          <table:table-cell table:style-name="Table1.A1" office:value-type="string">
            <text:p text:style-name="P2"><text:span text:style-name="T1">Data author</text:span></text:p>
          </table:table-cell>
          <table:table-cell table:style-name="Table1.A1" office:value-type="string">
            <text:p text:style-name="P3"><text:span text:style-name="T2">Callum James Bryant, Australian National University</text:span></text:p>
            <text:p text:style-name="P3"><text:span text:style-name="T2">PhD Student</text:span></text:p>
            <text:p text:style-name="P4"/>
          </table:table-cell>
        </table:table-row>
        <table:table-row table:style-name="Table1.1">
          <table:table-cell table:style-name="Table1.A1" office:value-type="string">
            <text:p text:style-name="P2"><text:span text:style-name="T1">Research group leader</text:span></text:p>
          </table:table-cell>
          <table:table-cell table:style-name="Table1.A1" office:value-type="string">
            <text:p text:style-name="P3"><text:span text:style-name="T8">Marilyn C. Ball</text:span></text:p>
          </table:table-cell>
        </table:table-row>
        <table:table-row table:style-name="Table1.1">
          <table:table-cell table:style-name="Table1.A1" office:value-type="string">
            <text:p text:style-name="P2"><text:span text:style-name="T1">Contents</text:span></text:p>
          </table:table-cell>
          <table:table-cell table:style-name="Table1.A1" office:value-type="string">
            <text:p text:style-name="P2"><text:span text:style-name="T8">1 - Raw data and calculations of FWU and Ksurf – Seasonal comparison.xlsx </text:span></text:p>
            <text:p text:style-name="P2"><text:span text:style-name="T8">2 - Raw data and calculations of FWU and Ksurf – Dehydration treatments.xlsx</text:span></text:p>
            <text:p text:style-name="P2"><text:span text:style-name="T8">3 - Read me.docx</text:span></text:p>
            <text:p text:style-name="P7"/>
          </table:table-cell>
        </table:table-row>
        <table:table-row table:style-name="Table1.1">
          <table:table-cell table:style-name="Table1.A1" office:value-type="string">
            <text:p text:style-name="P2"><text:span text:style-name="T1">Grant details</text:span></text:p>
          </table:table-cell>
          <table:table-cell table:style-name="Table1.A1" office:value-type="string">
            <text:p text:style-name="P3"><text:span text:style-name="T8">Australian Research Council Discovery Grant DP150104437 and DP180102969 awarded to MCB.</text:span></text:p>
            <text:p text:style-name="P4"/>
          </table:table-cell>
        </table:table-row>
        <table:table-row table:style-name="Table1.1">
          <table:table-cell table:style-name="Table1.A1" office:value-type="string">
            <text:p text:style-name="P2"><text:span text:style-name="T1">Manuscript authors</text:span></text:p>
          </table:table-cell>
          <table:table-cell table:style-name="Table1.A1" office:value-type="string">
            <text:p text:style-name="P3"><text:span text:style-name="T2">Callum Bryant</text:span><text:span text:style-name="T13">1</text:span><text:span text:style-name="T2">, Tomas I. Fuenzalida</text:span><text:span text:style-name="T13">1</text:span><text:span text:style-name="T2">, Alonso Zavafer</text:span><text:span text:style-name="T13">1</text:span><text:span text:style-name="T2">, </text:span><text:span text:style-name="T3">Hoa T. Nguyen</text:span><text:span text:style-name="T14">1a</text:span><text:span text:style-name="T3">, </text:span><text:span text:style-name="T2">Nigel Brothers</text:span><text:span text:style-name="T13">1</text:span><text:span text:style-name="T2">, <text:s/>Rosalie J. Harris</text:span><text:span text:style-name="T13">1</text:span><text:span text:style-name="T2">, </text:span><text:span text:style-name="T3">Holly A. A. Beckett</text:span><text:span text:style-name="T14">1</text:span><text:span text:style-name="T3">, Helen I. Holmlund</text:span><text:span text:style-name="T14">1b</text:span><text:span text:style-name="T3">,</text:span><text:span text:style-name="T13"> </text:span><text:span text:style-name="T3"><text:s/></text:span><text:span text:style-name="T2">Oliver Binks</text:span><text:span text:style-name="T13">1</text:span><text:span text:style-name="T2">, Marilyn C. Ball</text:span><text:span text:style-name="T13">1</text:span><text:span text:style-name="T2">.</text:span></text:p>
            <text:p text:style-name="P4"><text:soft-page-break/></text:p>
            <text:p text:style-name="P3"><text:span text:style-name="T15">1</text:span><text:span text:style-name="T9"> Plant Science Division, Research School of Biology, Australian National University, Canberra, ACT 2601, Australia. </text:span><text:span text:style-name="T12">a </text:span><text:span text:style-name="T9">Present address: </text:span><text:span text:style-name="T4">Vietnam National University of Agriculture, Trau Quy, Gia Lam, Ha Noi, Vietnam. </text:span><text:span text:style-name="T16">b </text:span><text:span text:style-name="T4">Present address:</text:span><text:span text:style-name="T16"> </text:span><text:span text:style-name="T4">Pepperdine University, Natural Science Division, Malibu, CA 90263, USA.</text:span></text:p>
            <text:p text:style-name="P5"/>
            <text:p text:style-name="P3"><text:span text:style-name="T5">Author for correspondence: </text:span></text:p>
            <text:p text:style-name="P3"><text:span text:style-name="T4">Callum Bryant, Tel: +61 2 6125 5593, Email: </text:span><text:a xlink:type="simple" xlink:href="mailto:callum.bryant@anu.edu.au" text:style-name="Internet_20_link" text:visited-style-name="Visited_20_Internet_20_Link"><text:span text:style-name="T4">callum.bryant@anu.edu.au</text:span></text:a></text:p>
            <text:p text:style-name="P8"/>
          </table:table-cell>
        </table:table-row>
        <table:table-row table:style-name="Table1.1">
          <table:table-cell table:style-name="Table1.A1" office:value-type="string">
            <text:p text:style-name="P2"><text:span text:style-name="T1">Date</text:span></text:p>
          </table:table-cell>
          <table:table-cell table:style-name="Table1.A1" office:value-type="string">
            <text:p text:style-name="P3"><text:span text:style-name="T8">Seasonal Data were collected in Dec 2017 (Wet season) and August 2019 (Dry season), Dehydration data were collected in April 2019</text:span></text:p>
            <text:p text:style-name="P4"/>
          </table:table-cell>
        </table:table-row>
        <table:table-row table:style-name="Table1.1">
          <table:table-cell table:style-name="Table1.A1" office:value-type="string">
            <text:p text:style-name="P2"><text:span text:style-name="T11">Location </text:span></text:p>
          </table:table-cell>
          <table:table-cell table:style-name="Table1.A1" office:value-type="string">
            <text:p text:style-name="P3"><text:span text:style-name="T8">Branches and leaves were collected from a stand of </text:span><text:span text:style-name="T10">Sonneratia alba</text:span><text:span text:style-name="T8"> trees growing naturally along the Daintree River, Daintree National Park, Far North Queensland (16°17'24.8"S 145°24'36.8"E). </text:span></text:p>
            <text:p text:style-name="P4"/>
          </table:table-cell>
        </table:table-row>
        <table:table-row table:style-name="Table1.1">
          <table:table-cell table:style-name="Table1.A1" office:value-type="string">
            <text:p text:style-name="P2"><text:span text:style-name="T1">Methods</text:span></text:p>
          </table:table-cell>
          <table:table-cell table:style-name="Table1.A1" office:value-type="string">
            <text:p text:style-name="P3"><text:span text:style-name="T2">See publication:</text:span></text:p>
            <text:p text:style-name="P3"><text:bookmark text:name="_GoBack"/><text:span text:style-name="T2">Bryant C, Fuenzalida TI, Zavafer, A, Nguyen NT, Brothers N, Harris RJ, Beckett HAA, Holmlund HI, Binks O, Ball MC, 2021. </text:span><text:span text:style-name="T4">Plant, Cell &amp; Environment</text:span><text:span text:style-name="T6"> Foliar water uptake via cork warts in mangroves of the </text:span><text:span text:style-name="T7">Sonneratia</text:span><text:span text:style-name="T6"> genus </text:span></text:p>
          </table:table-cell>
        </table:table-row>
        <table:table-row table:style-name="Table1.1">
          <table:table-cell table:style-name="Table1.A1" office:value-type="string">
            <text:p text:style-name="P6"/>
          </table:table-cell>
          <table:table-cell table:style-name="Table1.A1" office:value-type="string">
            <text:p text:style-name="P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meta:initial-creator>
    <dc:creator>Cal Bryant</dc:creator>
    <meta:editing-cycles>5</meta:editing-cycles>
    <meta:creation-date>2021-05-01T00:39:00</meta:creation-date>
    <dc:date>2021-05-01T00:52:00</dc:date>
    <meta:editing-duration>PT11M</meta:editing-duration>
    <meta:generator>LibreOffice/5.2.1.2$Linux_X86_64 LibreOffice_project/31dd62db80d4e60af04904455ec9c9219178d620</meta:generator>
    <meta:document-statistic meta:table-count="1" meta:image-count="0" meta:object-count="0" meta:page-count="2" meta:paragraph-count="27" meta:word-count="385" meta:character-count="2601" meta:non-whitespace-character-count="22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